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Workflow.getEvent( String us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Workflow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ultiWorkflow.getUsecases( String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Workflow.getNod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Workflow.prepar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ultiWorkflow.getPreOrder( Site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